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40000025CA32BDCE65AAE2214.png" manifest:media-type="image/png"/>
  <manifest:file-entry manifest:full-path="Pictures/100000000000036100000255540BD09328BC4562.png" manifest:media-type="image/png"/>
  <manifest:file-entry manifest:full-path="Pictures/10000000000002740000012068320F22CBAF93B5.png" manifest:media-type="image/png"/>
  <manifest:file-entry manifest:full-path="Pictures/10000000000002300000018BD46F4C5C62D129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Tight binding model</text:p>
          </draw:text-box>
        </draw:frame>
        <draw:frame draw:style-name="gr1" draw:text-style-name="P1" draw:layer="layout" svg:width="14.813cm" svg:height="10.448cm" svg:x="13.187cm" svg:y="4.792cm">
          <draw:image xlink:href="Pictures/10000000000002300000018BD46F4C5C62D129D3.png" xlink:type="simple" xlink:show="embed" xlink:actuate="onLoad" draw:mime-type="image/png">
            <text:p/>
          </draw:image>
        </draw:frame>
        <draw:frame draw:style-name="gr1" draw:text-style-name="P1" draw:layer="layout" svg:width="11.717cm" svg:height="5.373cm" svg:x="0.983cm" svg:y="6.985cm">
          <draw:image xlink:href="Pictures/10000000000002740000012068320F22CBAF93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HHG results 1/2</text:p>
          </draw:text-box>
        </draw:frame>
        <draw:frame draw:style-name="gr1" draw:text-style-name="P1" draw:layer="layout" svg:width="16.441cm" svg:height="11.347cm" svg:x="1.974cm" svg:y="4.342cm">
          <draw:image xlink:href="Pictures/100000000000036100000255540BD09328BC45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HHG results 2/2</text:p>
          </draw:text-box>
        </draw:frame>
        <draw:frame draw:style-name="gr1" draw:text-style-name="P1" draw:layer="layout" svg:width="18.441cm" svg:height="12.832cm" svg:x="0.609cm" svg:y="4.313cm">
          <draw:image xlink:href="Pictures/10000000000003640000025CA32BDCE65AAE221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laudio Attaccalite</meta:initial-creator>
    <meta:creation-date>2024-02-22T11:20:51.422066713</meta:creation-date>
    <dc:date>2024-02-22T11:26:30.548779549</dc:date>
    <dc:creator>Claudio Attaccalite</dc:creator>
    <meta:editing-duration>PT5M39S</meta:editing-duration>
    <meta:editing-cycles>1</meta:editing-cycles>
    <meta:document-statistic meta:object-count="34"/>
    <meta:generator>LibreOffice/7.3.7.2$Linux_X86_64 LibreOffice_project/30$Build-2</meta:generator>
  </office:meta>
</office:document-meta>
</file>